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rier" table:style-name="ta1">
        <table:shapes>
          <draw:frame draw:z-index="0" draw:style-name="gr1" draw:text-style-name="P1" svg:width="505.87pt" svg:height="313.26pt" svg:x="210.39pt" svg:y="14.14pt">
            <loext:p draw:notify-on-update-of-ranges="Barrier.B3:Barrier.B5 Barrier.C2:Barrier.C2 Barrier.C3:Barrier.C5 Barrier.D2:Barrier.D2 Barrier.D3:Barrier.D5 Barrier.E2:Barrier.E2 Barrier.E3:Barrier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Milliseconds (average time waiting in barrier per threa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TASBarrier</text:p>
          </table:table-cell>
          <table:table-cell office:value-type="string" calcext:value-type="string">
            <text:p>AtomicArrayBarrier</text:p>
          </table:table-cell>
          <table:table-cell office:value-type="string" calcext:value-type="string">
            <text:p>VolatileArrayBarrier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78.75" calcext:value-type="float">
            <text:p>1078.75</text:p>
          </table:table-cell>
          <table:table-cell office:value-type="float" office:value="1077" calcext:value-type="float">
            <text:p>1077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01.75" calcext:value-type="float">
            <text:p>1101.75</text:p>
          </table:table-cell>
          <table:table-cell office:value-type="float" office:value="1053" calcext:value-type="float">
            <text:p>1053</text:p>
          </table:table-cell>
          <table:table-cell office:value-type="float" office:value="1087.25" calcext:value-type="float">
            <text:p>1087.2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78.75" calcext:value-type="float">
            <text:p>1478.75</text:p>
          </table:table-cell>
          <table:table-cell office:value-type="float" office:value="1465.75" calcext:value-type="float">
            <text:p>1465.75</text:p>
          </table:table-cell>
          <table:table-cell office:value-type="float" office:value="1466.75" calcext:value-type="float">
            <text:p>1466.75</text:p>
          </table:table-cell>
        </table:table-row>
      </table:table>
      <table:table table:name="LockCompare" table:style-name="ta1">
        <table:shapes>
          <draw:frame draw:z-index="0" draw:style-name="gr1" draw:text-style-name="P1" svg:width="587.59pt" svg:height="255.29pt" svg:x="150.46pt" svg:y="135.41pt">
            <loext:p draw:notify-on-update-of-ranges="LockCompare.A2:LockCompare.A7 LockCompare.B1:LockCompare.B1 LockCompare.B2:LockCompare.B7 LockCompare.C1:LockCompare.C1 LockCompare.C2:LockCompare.C7 LockCompare.D1:LockCompare.D1 LockCompare.D2:LockCompare.D7 LockCompare.E1:LockCompare.E1 LockCompare.E2:LockCompare.E7 LockCompare.F1:LockCompare.F1 LockCompare.F2:LockCompare.F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CS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BackoffFixed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25" calcext:value-type="float">
            <text:p>18.25</text:p>
          </table:table-cell>
          <table:table-cell office:value-type="float" office:value="17.75" calcext:value-type="float">
            <text:p>17.75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75" calcext:value-type="float">
            <text:p>12.75</text:p>
          </table:table-cell>
          <table:table-cell office:value-type="float" office:value="16" calcext:value-type="float">
            <text:p>16</text:p>
          </table:table-cell>
          <table:table-cell office:value-type="float" office:value="3.25" calcext:value-type="float">
            <text:p>3.25</text:p>
          </table:table-cell>
          <table:table-cell office:value-type="float" office:value="15.75" calcext:value-type="float">
            <text:p>15.7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.75" calcext:value-type="float">
            <text:p>18.75</text:p>
          </table:table-cell>
          <table:table-cell office:value-type="float" office:value="4.5" calcext:value-type="float">
            <text:p>4.5</text:p>
          </table:table-cell>
          <table:table-cell office:value-type="float" office:value="19.5" calcext:value-type="float">
            <text:p>19.5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3.75" calcext:value-type="float">
            <text:p>23.75</text:p>
          </table:table-cell>
          <table:table-cell office:value-type="float" office:value="3.75" calcext:value-type="float">
            <text:p>3.75</text:p>
          </table:table-cell>
          <table:table-cell office:value-type="float" office:value="23.5" calcext:value-type="float">
            <text:p>23.5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700.75" calcext:value-type="float">
            <text:p>19700.75</text:p>
          </table:table-cell>
          <table:table-cell office:value-type="float" office:value="26.5" calcext:value-type="float">
            <text:p>26.5</text:p>
          </table:table-cell>
          <table:table-cell office:value-type="float" office:value="1.5" calcext:value-type="float">
            <text:p>1.5</text:p>
          </table:table-cell>
          <table:table-cell office:value-type="float" office:value="18.25" calcext:value-type="float">
            <text:p>18.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465.5" calcext:value-type="float">
            <text:p>16465.5</text:p>
          </table:table-cell>
          <table:table-cell office:value-type="float" office:value="48337" calcext:value-type="float">
            <text:p>48337</text:p>
          </table:table-cell>
          <table:table-cell office:value-type="float" office:value="1.75" calcext:value-type="float">
            <text:p>1.7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iorityQueue" table:style-name="ta1">
        <table:shapes>
          <draw:frame draw:z-index="0" draw:style-name="gr1" draw:text-style-name="P1" svg:width="503.15pt" svg:height="289.67pt" svg:x="210.39pt" svg:y="28.29pt">
            <loext:p draw:notify-on-update-of-ranges="PriorityQueue.B3:PriorityQueue.B7 PriorityQueue.C2:PriorityQueue.C2 PriorityQueue.C3:PriorityQueue.C7 PriorityQueue.D2:PriorityQueue.D2 PriorityQueue.D3:PriorityQueue.D7 PriorityQueue.E2:PriorityQueue.E2 PriorityQueue.E3:PriorityQueue.E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iorityQueue</text:p>
          </table:table-cell>
          <table:table-cell office:value-type="string" calcext:value-type="string">
            <text:p>PriorityQueue (trylock)</text:p>
          </table:table-cell>
          <table:table-cell office:value-type="string" calcext:value-type="string">
            <text:p>CLHLoc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1.5" calcext:value-type="float">
            <text:p>281.5</text:p>
          </table:table-cell>
          <table:table-cell office:value-type="float" office:value="292.5" calcext:value-type="float">
            <text:p>292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1.5" calcext:value-type="float">
            <text:p>221.5</text:p>
          </table:table-cell>
          <table:table-cell office:value-type="float" office:value="388.75" calcext:value-type="float">
            <text:p>388.75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2.25" calcext:value-type="float">
            <text:p>162.25</text:p>
          </table:table-cell>
          <table:table-cell office:value-type="float" office:value="279.5" calcext:value-type="float">
            <text:p>279.5</text:p>
          </table:table-cell>
          <table:table-cell office:value-type="float" office:value="42.25" calcext:value-type="float">
            <text:p>42.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9.5" calcext:value-type="float">
            <text:p>179.5</text:p>
          </table:table-cell>
          <table:table-cell office:value-type="float" office:value="293.5" calcext:value-type="float">
            <text:p>293.5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51" calcext:value-type="float">
            <text:p>251</text:p>
          </table:table-cell>
          <table:table-cell office:value-type="float" office:value="369.25" calcext:value-type="float">
            <text:p>369.25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PriorityQueueLocal" table:style-name="ta1">
        <table:shapes>
          <draw:frame draw:z-index="0" draw:style-name="gr1" draw:text-style-name="P1" svg:width="537.19pt" svg:height="291pt" svg:x="176.34pt" svg:y="22.9pt">
            <loext:p draw:notify-on-update-of-ranges="PriorityQueueLocal.C6:PriorityQueueLocal.C8 PriorityQueueLocal.D5:PriorityQueueLocal.D5 PriorityQueueLocal.D6:PriorityQueueLocal.D8 PriorityQueueLocal.E5:PriorityQueueLocal.E5 PriorityQueueLocal.E6:PriorityQueueLocal.E8 PriorityQueueLocal.F5:PriorityQueueLocal.F5 PriorityQueueLocal.F6:PriorityQueueLocal.F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iorityQueue</text:p>
          </table:table-cell>
          <table:table-cell office:value-type="string" calcext:value-type="string">
            <text:p>PriorityQueue (trylock)</text:p>
          </table:table-cell>
          <table:table-cell office:value-type="string" calcext:value-type="string">
            <text:p>CLHLock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16.75" calcext:value-type="float">
            <text:p>116.7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4.5" calcext:value-type="float">
            <text:p>84.5</text:p>
          </table:table-cell>
          <table:table-cell office:value-type="float" office:value="188.75" calcext:value-type="float">
            <text:p>188.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2417.5" calcext:value-type="float">
            <text:p>2417.5</text:p>
          </table:table-cell>
          <table:table-cell office:value-type="float" office:value="15.25" calcext:value-type="float">
            <text:p>15.25</text:p>
          </table:table-cell>
        </table:table-row>
      </table:table>
      <table:table table:name="SpinLocks" table:style-name="ta1">
        <table:shapes>
          <draw:frame draw:z-index="0" draw:style-name="gr1" draw:text-style-name="P1" svg:width="453.51pt" svg:height="255.09pt" svg:x="248.34pt" svg:y="146.98pt">
            <loext:p draw:notify-on-update-of-ranges="SpinLocks.A3:SpinLocks.A9 SpinLocks.B2:SpinLocks.B2 SpinLocks.B3:SpinLocks.B9 SpinLocks.C2:SpinLocks.C2 SpinLocks.C3:SpinLocks.C9 SpinLocks.D2:SpinLocks.D2 SpinLocks.D3:SpinLocks.D9 SpinLocks.E2:SpinLocks.E2 SpinLocks.E3:SpinLocks.E9 SpinLocks.F2:SpinLocks.F2 SpinLocks.F3:SpinLocks.F9 SpinLocks.G2:SpinLocks.G2 SpinLocks.G3:SpinLocks.G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pinSleepLock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BackoffFixed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MC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10.75" calcext:value-type="float">
            <text:p>10.75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32.5" calcext:value-type="float">
            <text:p>32.5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75" calcext:value-type="float">
            <text:p>1.75</text:p>
          </table:table-cell>
          <table:table-cell office:value-type="float" office:value="12.25" calcext:value-type="float">
            <text:p>12.25</text:p>
          </table:table-cell>
          <table:table-cell office:value-type="float" office:value="6.75" calcext:value-type="float">
            <text:p>6.75</text:p>
          </table:table-cell>
          <table:table-cell office:value-type="float" office:value="17.5" calcext:value-type="float">
            <text:p>17.5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5" calcext:value-type="float">
            <text:p>1.25</text:p>
          </table:table-cell>
          <table:table-cell office:value-type="float" office:value="15.5" calcext:value-type="float">
            <text:p>15.5</text:p>
          </table:table-cell>
          <table:table-cell office:value-type="float" office:value="17" calcext:value-type="float">
            <text:p>17</text:p>
          </table:table-cell>
          <table:table-cell office:value-type="float" office:value="14.75" calcext:value-type="float">
            <text:p>14.75</text:p>
          </table:table-cell>
          <table:table-cell office:value-type="float" office:value="3.75" calcext:value-type="float">
            <text:p>3.7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</table:table>
      <table:table table:name="Clusters" table:style-name="ta1">
        <table:shapes>
          <draw:frame draw:z-index="0" draw:style-name="gr1" draw:text-style-name="P1" svg:width="453.51pt" svg:height="255.09pt" svg:x="196.55pt" svg:y="180.79pt">
            <loext:p draw:notify-on-update-of-ranges="Clusters.A1:Clusters.A1 Clusters.A2:Clusters.A8 Clusters.B1:Clusters.B1 Clusters.B2:Clusters.B8 Clusters.C1:Clusters.C1 Clusters.C2:Clusters.C8 Clusters.D1:Clusters.D1 Clusters.D2:Clusters.D8 Clusters.E1:Clusters.E1 Clusters.E2:Clusters.E8 Clusters.F1:Clusters.F1 Clusters.F2:Clusters.F8 Clusters.G1:Clusters.G1 Clusters.G2:Clusters.G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01.85pt" svg:height="279.13pt" svg:x="42.46pt" svg:y="16.47pt">
            <loext:p draw:notify-on-update-of-ranges="Clusters.A1:Clusters.A1 Clusters.A2:Clusters.A8 Clusters.B1:Clusters.B1 Clusters.B2:Clusters.B8 Clusters.C1:Clusters.C1 Clusters.C2:Clusters.C8 Clusters.D1:Clusters.D1 Clusters.D2:Clusters.D8 Clusters.E1:Clusters.E1 Clusters.E2:Clusters.E8 Clusters.F1:Clusters.F1 Clusters.F2:Clusters.F8 Clusters.G1:Clusters.G1 Clusters.G2:Clusters.G8 Clusters.H1:Clusters.H1 Clusters.H2:Clusters.H8 Clusters.I1:Clusters.I1 Clusters.I2:Clusters.I8 Clusters.J1:Clusters.J1 Clusters.J2:Clusters.J8 Clusters.K1:Clusters.K1 Clusters.K2:Clusters.K8 Clusters.L1:Clusters.L1 Clusters.L2:Clusters.L8 Clusters.M1:Clusters.M1 Clusters.M2:Clusters.M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SimpleHLockCluster2</text:p>
          </table:table-cell>
          <table:table-cell office:value-type="string" calcext:value-type="string">
            <text:p>SimpleHLockCluster3</text:p>
          </table:table-cell>
          <table:table-cell office:value-type="string" calcext:value-type="string">
            <text:p>SimpleHLockCluster4</text:p>
          </table:table-cell>
          <table:table-cell office:value-type="string" calcext:value-type="string">
            <text:p>HBOLock Cluster2</text:p>
          </table:table-cell>
          <table:table-cell office:value-type="string" calcext:value-type="string">
            <text:p>HBOLock Cluster3</text:p>
          </table:table-cell>
          <table:table-cell office:value-type="string" calcext:value-type="string">
            <text:p>HBOLock Cluster4</text:p>
          </table:table-cell>
          <table:table-cell office:value-type="string" calcext:value-type="string">
            <text:p>SpinSleepLock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MC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2.75" calcext:value-type="float">
            <text:p>22.75</text:p>
          </table:table-cell>
          <table:table-cell office:value-type="float" office:value="1.75" calcext:value-type="float">
            <text:p>1.75</text:p>
          </table:table-cell>
          <table:table-cell office:value-type="float" office:value="24.25" calcext:value-type="float">
            <text:p>24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14.5" calcext:value-type="float">
            <text:p>14.5</text:p>
          </table:table-cell>
          <table:table-cell office:value-type="float" office:value="25.75" calcext:value-type="float">
            <text:p>25.75</text:p>
          </table:table-cell>
          <table:table-cell office:value-type="float" office:value="24.5" calcext:value-type="float">
            <text:p>24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3.75" calcext:value-type="float">
            <text:p>3.75</text:p>
          </table:table-cell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5" calcext:value-type="float">
            <text:p>2.25</text:p>
          </table:table-cell>
          <table:table-cell office:value-type="float" office:value="3.75" calcext:value-type="float">
            <text:p>3.75</text:p>
          </table:table-cell>
          <table:table-cell office:value-type="float" office:value="1.5" calcext:value-type="float">
            <text:p>1.5</text:p>
          </table:table-cell>
          <table:table-cell office:value-type="float" office:value="6.75" calcext:value-type="float">
            <text:p>6.75</text:p>
          </table:table-cell>
          <table:table-cell office:value-type="float" office:value="5.75" calcext:value-type="float">
            <text:p>5.7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7.75" calcext:value-type="float">
            <text:p>7.75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office:value-type="float" office:value="2.75" calcext:value-type="float">
            <text:p>2.75</text:p>
          </table:table-cell>
          <table:table-cell office:value-type="float" office:value="29.75" calcext:value-type="float">
            <text:p>29.75</text:p>
          </table:table-cell>
          <table:table-cell office:value-type="float" office:value="2.75" calcext:value-type="float">
            <text:p>2.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.25" calcext:value-type="float">
            <text:p>8.25</text:p>
          </table:table-cell>
          <table:table-cell office:value-type="float" office:value="13.25" calcext:value-type="float">
            <text:p>13.25</text:p>
          </table:table-cell>
          <table:table-cell office:value-type="float" office:value="5.75" calcext:value-type="float">
            <text:p>5.75</text:p>
          </table:table-cell>
          <table:table-cell office:value-type="float" office:value="5.25" calcext:value-type="float">
            <text:p>5.25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1:19:37.686588406</meta:creation-date>
    <dc:date>2019-10-28T22:45:15.134443560</dc:date>
    <meta:editing-duration>PT1M12S</meta:editing-duration>
    <meta:editing-cycles>2</meta:editing-cycles>
    <meta:generator>LibreOffice/5.4.1.2$MacOSX_X86_64 LibreOffice_project/ea7cb86e6eeb2bf3a5af73a8f7777ac570321527</meta:generator>
    <meta:document-statistic meta:table-count="6" meta:cell-count="2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maximum="1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47cm" svg:height="11.052cm" xlink:href=".." xlink:type="simple" chart:class="chart:line" chart:style-name="ch1">
        <chart:title svg:x="3.148cm" svg:y="0.356cm" chart:style-name="ch2">
          <text:p>Barrier waiting time (thread average in milli, 64,000 iter)</text:p>
        </chart:title>
        <chart:legend chart:legend-position="end" svg:x="13.57cm" svg:y="4.771cm" style:legend-expansion="high" chart:style-name="ch3"/>
        <chart:plot-area chart:style-name="ch4" table:cell-range-address="Barrier.B2:Barrier.E5" chart:data-source-has-labels="both" svg:x="1.32cm" svg:y="1.362cm" svg:width="11.894cm" svg:height="8.535cm">
          <chartooo:coordinate-region svg:x="2.31cm" svg:y="1.547cm" svg:width="10.718cm" svg:height="7.731cm"/>
          <chart:axis chart:dimension="x" chart:name="primary-x" chart:style-name="ch5" chartooo:axis-type="auto">
            <chartooo:date-scale/>
            <chart:title svg:x="6.067cm" svg:y="10.119cm" chart:style-name="ch6">
              <text:p>Thread number</text:p>
            </chart:title>
            <chart:categories table:cell-range-address="Barrier.B3:Barrier.B5"/>
          </chart:axis>
          <chart:axis chart:dimension="y" chart:name="primary-y" chart:style-name="ch7">
            <chart:title svg:x="0.451cm" svg:y="6.575cm" chart:style-name="ch8">
              <text:p>milliseconds</text:p>
            </chart:title>
            <chart:grid chart:style-name="ch9" chart:class="major"/>
          </chart:axis>
          <chart:series chart:style-name="ch10" chart:values-cell-range-address="Barrier.C3:Barrier.C5" chart:label-cell-address="Barrier.C2:Barrier.C2" chart:class="chart:line">
            <chart:data-point chart:repeated="3"/>
          </chart:series>
          <chart:series chart:style-name="ch11" chart:values-cell-range-address="Barrier.D3:Barrier.D5" chart:label-cell-address="Barrier.D2:Barrier.D2" chart:class="chart:line">
            <chart:data-point chart:repeated="3"/>
          </chart:series>
          <chart:series chart:style-name="ch12" chart:values-cell-range-address="Barrier.E3:Barrier.E5" chart:label-cell-address="Barrier.E2:Barrier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ASBarrier</text:p>
                <draw:g>
                  <svg:desc>Barrier.C2:Barrier.C2</svg:desc>
                </draw:g>
              </table:table-cell>
              <table:table-cell office:value-type="string">
                <text:p>AtomicArrayBarrier</text:p>
                <draw:g>
                  <svg:desc>Barrier.D2:Barrier.D2</svg:desc>
                </draw:g>
              </table:table-cell>
              <table:table-cell office:value-type="string">
                <text:p>VolatileArrayBarrier</text:p>
                <draw:g>
                  <svg:desc>Barrier.E2:Barrier.E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Barrier.B3:Barrier.B5</svg:desc>
                </draw:g>
              </table:table-cell>
              <table:table-cell office:value-type="float" office:value="1078.75">
                <text:p>1078.75</text:p>
                <draw:g>
                  <svg:desc>Barrier.C3:Barrier.C5</svg:desc>
                </draw:g>
              </table:table-cell>
              <table:table-cell office:value-type="float" office:value="1077">
                <text:p>1077</text:p>
                <draw:g>
                  <svg:desc>Barrier.D3:Barrier.D5</svg:desc>
                </draw:g>
              </table:table-cell>
              <table:table-cell office:value-type="float" office:value="1056">
                <text:p>1056</text:p>
                <draw:g>
                  <svg:desc>Barrier.E3:Barrier.E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01.75">
                <text:p>1101.75</text:p>
              </table:table-cell>
              <table:table-cell office:value-type="float" office:value="1053">
                <text:p>1053</text:p>
              </table:table-cell>
              <table:table-cell office:value-type="float" office:value="1087.25">
                <text:p>1087.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78.75">
                <text:p>1478.75</text:p>
              </table:table-cell>
              <table:table-cell office:value-type="float" office:value="1465.75">
                <text:p>1465.75</text:p>
              </table:table-cell>
              <table:table-cell office:value-type="float" office:value="1466.75">
                <text:p>1466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3cm" svg:height="9.007cm" xlink:href=".." xlink:type="simple" chart:class="chart:line" chart:style-name="ch1">
        <chart:title svg:x="2.881cm" svg:y="0.315cm" chart:style-name="ch2">
          <text:p>Per thread average waiting time to aquire lock (in 64000 iterations total) 
per different number of concurrent threads</text:p>
        </chart:title>
        <chart:legend chart:legend-position="end" svg:x="17.4cm" svg:y="3.278cm" style:legend-expansion="high" chart:style-name="ch3"/>
        <chart:plot-area chart:style-name="ch4" table:cell-range-address="LockCompare.A1:LockCompare.F7" chart:data-source-has-labels="both" svg:x="1.378cm" svg:y="1.788cm" svg:width="15.608cm" svg:height="6.105cm">
          <chartooo:coordinate-region svg:x="1.998cm" svg:y="1.973cm" svg:width="14.617cm" svg:height="5.301cm"/>
          <chart:axis chart:dimension="x" chart:name="primary-x" chart:style-name="ch5" chartooo:axis-type="auto">
            <chartooo:date-scale/>
            <chart:title svg:x="7.751cm" svg:y="8.074cm" chart:style-name="ch6">
              <text:p>Number of threads</text:p>
            </chart:title>
            <chart:categories table:cell-range-address="LockCompare.A2:LockCompare.A7"/>
          </chart:axis>
          <chart:axis chart:dimension="y" chart:name="primary-y" chart:style-name="ch7">
            <chart:title svg:x="0.451cm" svg:y="5.786cm" chart:style-name="ch8">
              <text:p>milliseconds</text:p>
            </chart:title>
            <chart:grid chart:style-name="ch9" chart:class="major"/>
          </chart:axis>
          <chart:series chart:style-name="ch10" chart:values-cell-range-address="LockCompare.B2:LockCompare.B7" chart:label-cell-address="LockCompare.B1:LockCompare.B1" chart:class="chart:line">
            <chart:data-point chart:repeated="6"/>
          </chart:series>
          <chart:series chart:style-name="ch11" chart:values-cell-range-address="LockCompare.C2:LockCompare.C7" chart:label-cell-address="LockCompare.C1:LockCompare.C1" chart:class="chart:line">
            <chart:data-point chart:repeated="6"/>
          </chart:series>
          <chart:series chart:style-name="ch12" chart:values-cell-range-address="LockCompare.D2:LockCompare.D7" chart:label-cell-address="LockCompare.D1:LockCompare.D1" chart:class="chart:line">
            <chart:data-point chart:repeated="6"/>
          </chart:series>
          <chart:series chart:style-name="ch13" chart:values-cell-range-address="LockCompare.E2:LockCompare.E7" chart:label-cell-address="LockCompare.E1:LockCompare.E1" chart:class="chart:line">
            <chart:data-point chart:repeated="6"/>
          </chart:series>
          <chart:series chart:style-name="ch14" chart:values-cell-range-address="LockCompare.F2:LockCompare.F7" chart:label-cell-address="LockCompare.F1:LockCompare.F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S</text:p>
                <draw:g>
                  <svg:desc>LockCompare.B1:LockCompare.B1</svg:desc>
                </draw:g>
              </table:table-cell>
              <table:table-cell office:value-type="string">
                <text:p>CLH</text:p>
                <draw:g>
                  <svg:desc>LockCompare.C1:LockCompare.C1</svg:desc>
                </draw:g>
              </table:table-cell>
              <table:table-cell office:value-type="string">
                <text:p>BackoffFixed</text:p>
                <draw:g>
                  <svg:desc>LockCompare.D1:LockCompare.D1</svg:desc>
                </draw:g>
              </table:table-cell>
              <table:table-cell office:value-type="string">
                <text:p>TTAS</text:p>
                <draw:g>
                  <svg:desc>LockCompare.E1:LockCompare.E1</svg:desc>
                </draw:g>
              </table:table-cell>
              <table:table-cell office:value-type="string">
                <text:p>TAS</text:p>
                <draw:g>
                  <svg:desc>LockCompare.F1:LockCompare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LockCompare.A2:LockCompare.A7</svg:desc>
                </draw:g>
              </table:table-cell>
              <table:table-cell office:value-type="float" office:value="18.25">
                <text:p>18.25</text:p>
                <draw:g>
                  <svg:desc>LockCompare.B2:LockCompare.B7</svg:desc>
                </draw:g>
              </table:table-cell>
              <table:table-cell office:value-type="float" office:value="17.75">
                <text:p>17.75</text:p>
                <draw:g>
                  <svg:desc>LockCompare.C2:LockCompare.C7</svg:desc>
                </draw:g>
              </table:table-cell>
              <table:table-cell office:value-type="float" office:value="2.5">
                <text:p>2.5</text:p>
                <draw:g>
                  <svg:desc>LockCompare.D2:LockCompare.D7</svg:desc>
                </draw:g>
              </table:table-cell>
              <table:table-cell office:value-type="float" office:value="9">
                <text:p>9</text:p>
                <draw:g>
                  <svg:desc>LockCompare.E2:LockCompare.E7</svg:desc>
                </draw:g>
              </table:table-cell>
              <table:table-cell office:value-type="float" office:value="19.25">
                <text:p>19.25</text:p>
                <draw:g>
                  <svg:desc>LockCompare.F2:LockCompare.F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75">
                <text:p>12.75</text:p>
              </table:table-cell>
              <table:table-cell office:value-type="float" office:value="16">
                <text:p>16</text:p>
              </table:table-cell>
              <table:table-cell office:value-type="float" office:value="3.25">
                <text:p>3.25</text:p>
              </table:table-cell>
              <table:table-cell office:value-type="float" office:value="15.75">
                <text:p>15.7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8.75">
                <text:p>18.75</text:p>
              </table:table-cell>
              <table:table-cell office:value-type="float" office:value="4.5">
                <text:p>4.5</text:p>
              </table:table-cell>
              <table:table-cell office:value-type="float" office:value="19.5">
                <text:p>19.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23.75">
                <text:p>23.75</text:p>
              </table:table-cell>
              <table:table-cell office:value-type="float" office:value="3.75">
                <text:p>3.75</text:p>
              </table:table-cell>
              <table:table-cell office:value-type="float" office:value="23.5">
                <text:p>23.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700.75">
                <text:p>19700.75</text:p>
              </table:table-cell>
              <table:table-cell office:value-type="float" office:value="26.5">
                <text:p>26.5</text:p>
              </table:table-cell>
              <table:table-cell office:value-type="float" office:value="1.5">
                <text:p>1.5</text:p>
              </table:table-cell>
              <table:table-cell office:value-type="float" office:value="18.25">
                <text:p>18.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465.5">
                <text:p>16465.5</text:p>
              </table:table-cell>
              <table:table-cell office:value-type="float" office:value="48337">
                <text:p>48337</text:p>
              </table:table-cell>
              <table:table-cell office:value-type="float" office:value="1.75">
                <text:p>1.75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51cm" svg:height="10.22cm" xlink:href=".." xlink:type="simple" chart:class="chart:line" chart:style-name="ch1">
        <chart:title svg:x="2.592cm" svg:y="0.339cm" chart:style-name="ch2">
          <text:p>PriorityQueueLock average waiting time * priority per thread </text:p>
        </chart:title>
        <chart:legend chart:legend-position="end" svg:x="12.99cm" svg:y="4.355cm" style:legend-expansion="high" chart:style-name="ch3"/>
        <chart:plot-area chart:style-name="ch4" table:cell-range-address="PriorityQueue.B2:PriorityQueue.E7" chart:data-source-has-labels="both" svg:x="1.319cm" svg:y="1.328cm" svg:width="11.316cm" svg:height="7.754cm">
          <chartooo:coordinate-region svg:x="2.124cm" svg:y="1.513cm" svg:width="10.325cm" svg:height="6.95cm"/>
          <chart:axis chart:dimension="x" chart:name="primary-x" chart:style-name="ch5" chartooo:axis-type="auto">
            <chartooo:date-scale/>
            <chart:title svg:x="5.546cm" svg:y="9.287cm" chart:style-name="ch6">
              <text:p>Number of threads</text:p>
            </chart:title>
            <chart:categories table:cell-range-address="PriorityQueue.B3:PriorityQueue.B7"/>
          </chart:axis>
          <chart:axis chart:dimension="y" chart:name="primary-y" chart:style-name="ch5">
            <chart:title svg:x="0.451cm" svg:y="6.151cm" chart:style-name="ch7">
              <text:p>milliseconds</text:p>
            </chart:title>
            <chart:grid chart:style-name="ch8" chart:class="major"/>
          </chart:axis>
          <chart:series chart:style-name="ch9" chart:values-cell-range-address="PriorityQueue.C3:PriorityQueue.C7" chart:label-cell-address="PriorityQueue.C2:PriorityQueue.C2" chart:class="chart:line">
            <chart:data-point chart:repeated="5"/>
          </chart:series>
          <chart:series chart:style-name="ch10" chart:values-cell-range-address="PriorityQueue.D3:PriorityQueue.D7" chart:label-cell-address="PriorityQueue.D2:PriorityQueue.D2" chart:class="chart:line">
            <chart:data-point chart:repeated="5"/>
          </chart:series>
          <chart:series chart:style-name="ch11" chart:values-cell-range-address="PriorityQueue.E3:PriorityQueue.E7" chart:label-cell-address="PriorityQueue.E2:PriorityQueue.E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orityQueue</text:p>
                <draw:g>
                  <svg:desc>PriorityQueue.C2:PriorityQueue.C2</svg:desc>
                </draw:g>
              </table:table-cell>
              <table:table-cell office:value-type="string">
                <text:p>PriorityQueue (trylock)</text:p>
                <draw:g>
                  <svg:desc>PriorityQueue.D2:PriorityQueue.D2</svg:desc>
                </draw:g>
              </table:table-cell>
              <table:table-cell office:value-type="string">
                <text:p>CLHLock</text:p>
                <draw:g>
                  <svg:desc>PriorityQueue.E2:PriorityQueue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riorityQueue.B3:PriorityQueue.B7</svg:desc>
                </draw:g>
              </table:table-cell>
              <table:table-cell office:value-type="float" office:value="281.5">
                <text:p>281.5</text:p>
                <draw:g>
                  <svg:desc>PriorityQueue.C3:PriorityQueue.C7</svg:desc>
                </draw:g>
              </table:table-cell>
              <table:table-cell office:value-type="float" office:value="292.5">
                <text:p>292.5</text:p>
                <draw:g>
                  <svg:desc>PriorityQueue.D3:PriorityQueue.D7</svg:desc>
                </draw:g>
              </table:table-cell>
              <table:table-cell office:value-type="float" office:value="83">
                <text:p>83</text:p>
                <draw:g>
                  <svg:desc>PriorityQueue.E3:PriorityQueue.E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1.5">
                <text:p>221.5</text:p>
              </table:table-cell>
              <table:table-cell office:value-type="float" office:value="388.75">
                <text:p>388.75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2.25">
                <text:p>162.25</text:p>
              </table:table-cell>
              <table:table-cell office:value-type="float" office:value="279.5">
                <text:p>279.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.5">
                <text:p>179.5</text:p>
              </table:table-cell>
              <table:table-cell office:value-type="float" office:value="293.5">
                <text:p>293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1">
                <text:p>251</text:p>
              </table:table-cell>
              <table:table-cell office:value-type="float" office:value="369.25">
                <text:p>369.2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52cm" svg:height="10.267cm" xlink:href=".." xlink:type="simple" chart:class="chart:line" chart:style-name="ch1">
        <chart:title svg:x="2.489cm" svg:y="0.34cm" chart:style-name="ch2">
          <text:p>PriorityQueueLock average waiting time * priority per thread (Local)</text:p>
        </chart:title>
        <chart:legend chart:legend-position="end" svg:x="14.191cm" svg:y="4.378cm" style:legend-expansion="high" chart:style-name="ch3"/>
        <chart:plot-area chart:style-name="ch4" table:cell-range-address="PriorityQueueLocal.C5:PriorityQueueLocal.F8" chart:data-source-has-labels="both" svg:x="1.343cm" svg:y="1.33cm" svg:width="12.469cm" svg:height="7.798cm">
          <chartooo:coordinate-region svg:x="2.333cm" svg:y="1.515cm" svg:width="11.385cm" svg:height="6.994cm"/>
          <chart:axis chart:dimension="x" chart:name="primary-x" chart:style-name="ch5" chartooo:axis-type="auto">
            <chartooo:date-scale/>
            <chart:title svg:x="6.146cm" svg:y="9.334cm" chart:style-name="ch6">
              <text:p>Number of threads</text:p>
            </chart:title>
            <chart:categories table:cell-range-address="PriorityQueueLocal.C6:PriorityQueueLocal.C8"/>
          </chart:axis>
          <chart:axis chart:dimension="y" chart:name="primary-y" chart:style-name="ch5">
            <chart:title svg:x="0.451cm" svg:y="6.175cm" chart:style-name="ch7">
              <text:p>milliseconds</text:p>
            </chart:title>
            <chart:grid chart:style-name="ch8" chart:class="major"/>
          </chart:axis>
          <chart:series chart:style-name="ch9" chart:values-cell-range-address="PriorityQueueLocal.D6:PriorityQueueLocal.D8" chart:label-cell-address="PriorityQueueLocal.D5:PriorityQueueLocal.D5" chart:class="chart:line">
            <chart:data-point chart:repeated="3"/>
          </chart:series>
          <chart:series chart:style-name="ch10" chart:values-cell-range-address="PriorityQueueLocal.E6:PriorityQueueLocal.E8" chart:label-cell-address="PriorityQueueLocal.E5:PriorityQueueLocal.E5" chart:class="chart:line">
            <chart:data-point chart:repeated="3"/>
          </chart:series>
          <chart:series chart:style-name="ch11" chart:values-cell-range-address="PriorityQueueLocal.F6:PriorityQueueLocal.F8" chart:label-cell-address="PriorityQueueLocal.F5:PriorityQueueLocal.F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orityQueue</text:p>
                <draw:g>
                  <svg:desc>PriorityQueueLocal.D5:PriorityQueueLocal.D5</svg:desc>
                </draw:g>
              </table:table-cell>
              <table:table-cell office:value-type="string">
                <text:p>PriorityQueue (trylock)</text:p>
                <draw:g>
                  <svg:desc>PriorityQueueLocal.E5:PriorityQueueLocal.E5</svg:desc>
                </draw:g>
              </table:table-cell>
              <table:table-cell office:value-type="string">
                <text:p>CLHLock</text:p>
                <draw:g>
                  <svg:desc>PriorityQueueLocal.F5:PriorityQueueLocal.F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riorityQueueLocal.C6:PriorityQueueLocal.C8</svg:desc>
                </draw:g>
              </table:table-cell>
              <table:table-cell office:value-type="float" office:value="76">
                <text:p>76</text:p>
                <draw:g>
                  <svg:desc>PriorityQueueLocal.D6:PriorityQueueLocal.D8</svg:desc>
                </draw:g>
              </table:table-cell>
              <table:table-cell office:value-type="float" office:value="116.75">
                <text:p>116.75</text:p>
                <draw:g>
                  <svg:desc>PriorityQueueLocal.E6:PriorityQueueLocal.E8</svg:desc>
                </draw:g>
              </table:table-cell>
              <table:table-cell office:value-type="float" office:value="28.5">
                <text:p>28.5</text:p>
                <draw:g>
                  <svg:desc>PriorityQueueLocal.F6:PriorityQueueLocal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4.5">
                <text:p>84.5</text:p>
              </table:table-cell>
              <table:table-cell office:value-type="float" office:value="188.75">
                <text:p>188.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2417.5">
                <text:p>2417.5</text:p>
              </table:table-cell>
              <table:table-cell office:value-type="float" office:value="15.25">
                <text:p>15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91cm" svg:y="0.315cm" chart:style-name="ch2">
          <text:p>Average waiting time per thread per Lock</text:p>
        </chart:title>
        <chart:legend chart:legend-position="end" svg:x="12.393cm" svg:y="3.04cm" style:legend-expansion="high" chart:style-name="ch3"/>
        <chart:plot-area chart:style-name="ch4" table:cell-range-address="SpinLocks.A2:SpinLocks.G9" chart:data-source-has-labels="both" svg:x="1.284cm" svg:y="1.28cm" svg:width="10.789cm" svg:height="6.606cm">
          <chartooo:coordinate-region svg:x="1.904cm" svg:y="1.465cm" svg:width="9.891cm" svg:height="5.802cm"/>
          <chart:axis chart:dimension="x" chart:name="primary-x" chart:style-name="ch5" chartooo:axis-type="auto">
            <chartooo:date-scale/>
            <chart:title svg:x="5.247cm" svg:y="8.067cm" chart:style-name="ch6">
              <text:p>Number of threads</text:p>
            </chart:title>
            <chart:categories table:cell-range-address="SpinLocks.A3:SpinLocks.A9"/>
          </chart:axis>
          <chart:axis chart:dimension="y" chart:name="primary-y" chart:style-name="ch5">
            <chart:title svg:x="0.451cm" svg:y="5.448cm" chart:style-name="ch7">
              <text:p>millisecond</text:p>
            </chart:title>
            <chart:grid chart:style-name="ch8" chart:class="major"/>
          </chart:axis>
          <chart:series chart:style-name="ch9" chart:values-cell-range-address="SpinLocks.B3:SpinLocks.B9" chart:label-cell-address="SpinLocks.B2:SpinLocks.B2" chart:class="chart:line">
            <chart:data-point chart:repeated="7"/>
          </chart:series>
          <chart:series chart:style-name="ch10" chart:values-cell-range-address="SpinLocks.C3:SpinLocks.C9" chart:label-cell-address="SpinLocks.C2:SpinLocks.C2" chart:class="chart:line">
            <chart:data-point chart:repeated="7"/>
          </chart:series>
          <chart:series chart:style-name="ch11" chart:values-cell-range-address="SpinLocks.D3:SpinLocks.D9" chart:label-cell-address="SpinLocks.D2:SpinLocks.D2" chart:class="chart:line">
            <chart:data-point chart:repeated="7"/>
          </chart:series>
          <chart:series chart:style-name="ch12" chart:values-cell-range-address="SpinLocks.E3:SpinLocks.E9" chart:label-cell-address="SpinLocks.E2:SpinLocks.E2" chart:class="chart:line">
            <chart:data-point chart:repeated="7"/>
          </chart:series>
          <chart:series chart:style-name="ch13" chart:values-cell-range-address="SpinLocks.F3:SpinLocks.F9" chart:label-cell-address="SpinLocks.F2:SpinLocks.F2" chart:class="chart:line">
            <chart:data-point chart:repeated="7"/>
          </chart:series>
          <chart:series chart:style-name="ch14" chart:values-cell-range-address="SpinLocks.G3:SpinLocks.G9" chart:label-cell-address="SpinLocks.G2:SpinLocks.G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nSleepLock</text:p>
                <draw:g>
                  <svg:desc>SpinLocks.B2:SpinLocks.B2</svg:desc>
                </draw:g>
              </table:table-cell>
              <table:table-cell office:value-type="string">
                <text:p>TAS</text:p>
                <draw:g>
                  <svg:desc>SpinLocks.C2:SpinLocks.C2</svg:desc>
                </draw:g>
              </table:table-cell>
              <table:table-cell office:value-type="string">
                <text:p>TTAS</text:p>
                <draw:g>
                  <svg:desc>SpinLocks.D2:SpinLocks.D2</svg:desc>
                </draw:g>
              </table:table-cell>
              <table:table-cell office:value-type="string">
                <text:p>BackoffFixed</text:p>
                <draw:g>
                  <svg:desc>SpinLocks.E2:SpinLocks.E2</svg:desc>
                </draw:g>
              </table:table-cell>
              <table:table-cell office:value-type="string">
                <text:p>CLH</text:p>
                <draw:g>
                  <svg:desc>SpinLocks.F2:SpinLocks.F2</svg:desc>
                </draw:g>
              </table:table-cell>
              <table:table-cell office:value-type="string">
                <text:p>MCS</text:p>
                <draw:g>
                  <svg:desc>SpinLocks.G2:SpinLocks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pinLocks.A3:SpinLocks.A9</svg:desc>
                </draw:g>
              </table:table-cell>
              <table:table-cell office:value-type="float" office:value="0.25">
                <text:p>0.25</text:p>
                <draw:g>
                  <svg:desc>SpinLocks.B3:SpinLocks.B9</svg:desc>
                </draw:g>
              </table:table-cell>
              <table:table-cell office:value-type="float" office:value="0">
                <text:p>0</text:p>
                <draw:g>
                  <svg:desc>SpinLocks.C3:SpinLocks.C9</svg:desc>
                </draw:g>
              </table:table-cell>
              <table:table-cell office:value-type="float" office:value="0">
                <text:p>0</text:p>
                <draw:g>
                  <svg:desc>SpinLocks.D3:SpinLocks.D9</svg:desc>
                </draw:g>
              </table:table-cell>
              <table:table-cell office:value-type="float" office:value="0.5">
                <text:p>0.5</text:p>
                <draw:g>
                  <svg:desc>SpinLocks.E3:SpinLocks.E9</svg:desc>
                </draw:g>
              </table:table-cell>
              <table:table-cell office:value-type="float" office:value="0.25">
                <text:p>0.25</text:p>
                <draw:g>
                  <svg:desc>SpinLocks.F3:SpinLocks.F9</svg:desc>
                </draw:g>
              </table:table-cell>
              <table:table-cell office:value-type="float" office:value="0.25">
                <text:p>0.25</text:p>
                <draw:g>
                  <svg:desc>SpinLocks.G3:SpinLocks.G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25">
                <text:p>0.25</text:p>
              </table:table-cell>
              <table:table-cell office:value-type="float" office:value="10.75">
                <text:p>10.75</text:p>
              </table:table-cell>
              <table:table-cell office:value-type="float" office:value="1.25">
                <text:p>1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32.5">
                <text:p>32.5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">
                <text:p>1.75</text:p>
              </table:table-cell>
              <table:table-cell office:value-type="float" office:value="12.25">
                <text:p>12.25</text:p>
              </table:table-cell>
              <table:table-cell office:value-type="float" office:value="6.75">
                <text:p>6.75</text:p>
              </table:table-cell>
              <table:table-cell office:value-type="float" office:value="17.5">
                <text:p>17.5</text:p>
              </table:table-cell>
              <table:table-cell office:value-type="float" office:value="2.5">
                <text:p>2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5">
                <text:p>1.25</text:p>
              </table:table-cell>
              <table:table-cell office:value-type="float" office:value="15.5">
                <text:p>15.5</text:p>
              </table:table-cell>
              <table:table-cell office:value-type="float" office:value="17">
                <text:p>17</text:p>
              </table:table-cell>
              <table:table-cell office:value-type="float" office:value="14.75">
                <text:p>14.75</text:p>
              </table:table-cell>
              <table:table-cell office:value-type="float" office:value="3.75">
                <text:p>3.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75cm" svg:y="0.315cm" chart:style-name="ch2">
          <text:p>Average waiting time per thread (64000 iters)</text:p>
        </chart:title>
        <chart:legend chart:legend-position="end" svg:x="11.377cm" svg:y="3.04cm" style:legend-expansion="high" chart:style-name="ch3"/>
        <chart:plot-area chart:style-name="ch4" table:cell-range-address="Clusters.A1:Clusters.G8" chart:data-source-has-labels="both" svg:x="1.284cm" svg:y="1.28cm" svg:width="9.773cm" svg:height="6.606cm">
          <chartooo:coordinate-region svg:x="1.904cm" svg:y="1.465cm" svg:width="8.874cm" svg:height="5.802cm"/>
          <chart:axis chart:dimension="x" chart:name="primary-x" chart:style-name="ch5" chartooo:axis-type="auto">
            <chartooo:date-scale/>
            <chart:title svg:x="4.739cm" svg:y="8.067cm" chart:style-name="ch6">
              <text:p>Number of threads</text:p>
            </chart:title>
            <chart:categories table:cell-range-address="Clusters.A2:Clusters.A8"/>
          </chart:axis>
          <chart:axis chart:dimension="y" chart:name="primary-y" chart:style-name="ch5">
            <chart:title svg:x="0.451cm" svg:y="5.529cm" chart:style-name="ch7">
              <text:p>milliseconds</text:p>
            </chart:title>
            <chart:grid chart:style-name="ch8" chart:class="major"/>
          </chart:axis>
          <chart:series chart:style-name="ch9" chart:values-cell-range-address="Clusters.B2:Clusters.B8" chart:label-cell-address="Clusters.B1:Clusters.B1" chart:class="chart:line">
            <chart:data-point chart:repeated="7"/>
          </chart:series>
          <chart:series chart:style-name="ch10" chart:values-cell-range-address="Clusters.C2:Clusters.C8" chart:label-cell-address="Clusters.C1:Clusters.C1" chart:class="chart:line">
            <chart:data-point chart:repeated="7"/>
          </chart:series>
          <chart:series chart:style-name="ch11" chart:values-cell-range-address="Clusters.D2:Clusters.D8" chart:label-cell-address="Clusters.D1:Clusters.D1" chart:class="chart:line">
            <chart:data-point chart:repeated="7"/>
          </chart:series>
          <chart:series chart:style-name="ch12" chart:values-cell-range-address="Clusters.E2:Clusters.E8" chart:label-cell-address="Clusters.E1:Clusters.E1" chart:class="chart:line">
            <chart:data-point chart:repeated="7"/>
          </chart:series>
          <chart:series chart:style-name="ch13" chart:values-cell-range-address="Clusters.F2:Clusters.F8" chart:label-cell-address="Clusters.F1:Clusters.F1" chart:class="chart:line">
            <chart:data-point chart:repeated="7"/>
          </chart:series>
          <chart:series chart:style-name="ch14" chart:values-cell-range-address="Clusters.G2:Clusters.G8" chart:label-cell-address="Clusters.G1:Clusters.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HLockCluster2</text:p>
                <draw:g>
                  <svg:desc>Clusters.B1:Clusters.B1</svg:desc>
                </draw:g>
              </table:table-cell>
              <table:table-cell office:value-type="string">
                <text:p>SimpleHLockCluster3</text:p>
                <draw:g>
                  <svg:desc>Clusters.C1:Clusters.C1</svg:desc>
                </draw:g>
              </table:table-cell>
              <table:table-cell office:value-type="string">
                <text:p>SimpleHLockCluster4</text:p>
                <draw:g>
                  <svg:desc>Clusters.D1:Clusters.D1</svg:desc>
                </draw:g>
              </table:table-cell>
              <table:table-cell office:value-type="string">
                <text:p>HBOLock Cluster2</text:p>
                <draw:g>
                  <svg:desc>Clusters.E1:Clusters.E1</svg:desc>
                </draw:g>
              </table:table-cell>
              <table:table-cell office:value-type="string">
                <text:p>HBOLock Cluster3</text:p>
                <draw:g>
                  <svg:desc>Clusters.F1:Clusters.F1</svg:desc>
                </draw:g>
              </table:table-cell>
              <table:table-cell office:value-type="string">
                <text:p>HBOLock Cluster4</text:p>
                <draw:g>
                  <svg:desc>Clusters.G1:Clusters.G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Clusters.A2:Clusters.A8</svg:desc>
                </draw:g>
              </table:table-cell>
              <table:table-cell office:value-type="float" office:value="1">
                <text:p>1</text:p>
                <draw:g>
                  <svg:desc>Clusters.B2:Clusters.B8</svg:desc>
                </draw:g>
              </table:table-cell>
              <table:table-cell office:value-type="float" office:value="0.75">
                <text:p>0.75</text:p>
                <draw:g>
                  <svg:desc>Clusters.C2:Clusters.C8</svg:desc>
                </draw:g>
              </table:table-cell>
              <table:table-cell office:value-type="float" office:value="0.5">
                <text:p>0.5</text:p>
                <draw:g>
                  <svg:desc>Clusters.D2:Clusters.D8</svg:desc>
                </draw:g>
              </table:table-cell>
              <table:table-cell office:value-type="float" office:value="22.75">
                <text:p>22.75</text:p>
                <draw:g>
                  <svg:desc>Clusters.E2:Clusters.E8</svg:desc>
                </draw:g>
              </table:table-cell>
              <table:table-cell office:value-type="float" office:value="1.75">
                <text:p>1.75</text:p>
                <draw:g>
                  <svg:desc>Clusters.F2:Clusters.F8</svg:desc>
                </draw:g>
              </table:table-cell>
              <table:table-cell office:value-type="float" office:value="24.25">
                <text:p>24.25</text:p>
                <draw:g>
                  <svg:desc>Clusters.G2:Clusters.G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29.5">
                <text:p>29.5</text:p>
              </table:table-cell>
              <table:table-cell office:value-type="float" office:value="38.5">
                <text:p>38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14.5">
                <text:p>14.5</text:p>
              </table:table-cell>
              <table:table-cell office:value-type="float" office:value="25.75">
                <text:p>25.7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.75">
                <text:p>3.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5">
                <text:p>2.2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  <table:table-cell office:value-type="float" office:value="6.75">
                <text:p>6.75</text:p>
              </table:table-cell>
              <table:table-cell office:value-type="float" office:value="5.75">
                <text:p>5.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  <table:table-cell office:value-type="float" office:value="11">
                <text:p>1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  <table:table-cell office:value-type="float" office:value="13.25">
                <text:p>13.25</text:p>
              </table:table-cell>
              <table:table-cell office:value-type="float" office:value="5.75">
                <text:p>5.75</text:p>
              </table:table-cell>
              <table:table-cell office:value-type="float" office:value="5.25">
                <text:p>5.25</text:p>
              </table:table-cell>
              <table:table-cell office:value-type="float" office:value="3.25">
                <text:p>3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233cm" svg:height="9.848cm" xlink:href=".." xlink:type="simple" chart:class="chart:line" chart:style-name="ch1">
        <chart:title svg:x="5.891cm" svg:y="0.331cm" chart:style-name="ch2">
          <text:p>Average waiting time per thread (64000 iters)</text:p>
        </chart:title>
        <chart:legend chart:legend-position="end" svg:x="16.61cm" svg:y="2.054cm" style:legend-expansion="high" chart:style-name="ch3"/>
        <chart:plot-area chart:style-name="ch4" table:cell-range-address="Clusters.A1:Clusters.M8" chart:data-source-has-labels="both" svg:x="1.388cm" svg:y="1.312cm" svg:width="14.798cm" svg:height="7.406cm">
          <chartooo:coordinate-region svg:x="2.008cm" svg:y="1.498cm" svg:width="13.899cm" svg:height="6.601cm"/>
          <chart:axis chart:dimension="x" chart:name="primary-x" chart:style-name="ch5" chartooo:axis-type="auto">
            <chartooo:date-scale/>
            <chart:title svg:x="7.356cm" svg:y="8.915cm" chart:style-name="ch6">
              <text:p>Number of threads</text:p>
            </chart:title>
            <chart:categories table:cell-range-address="Clusters.A2:Clusters.A8"/>
          </chart:axis>
          <chart:axis chart:dimension="y" chart:name="primary-y" chart:style-name="ch5">
            <chart:title svg:x="0.451cm" svg:y="5.961cm" chart:style-name="ch7">
              <text:p>milliseconds</text:p>
            </chart:title>
            <chart:grid chart:style-name="ch8" chart:class="major"/>
          </chart:axis>
          <chart:series chart:style-name="ch9" chart:values-cell-range-address="Clusters.B2:Clusters.B8" chart:label-cell-address="Clusters.B1:Clusters.B1" chart:class="chart:line">
            <chart:data-point chart:repeated="7"/>
          </chart:series>
          <chart:series chart:style-name="ch10" chart:values-cell-range-address="Clusters.C2:Clusters.C8" chart:label-cell-address="Clusters.C1:Clusters.C1" chart:class="chart:line">
            <chart:data-point chart:repeated="7"/>
          </chart:series>
          <chart:series chart:style-name="ch11" chart:values-cell-range-address="Clusters.D2:Clusters.D8" chart:label-cell-address="Clusters.D1:Clusters.D1" chart:class="chart:line">
            <chart:data-point chart:repeated="7"/>
          </chart:series>
          <chart:series chart:style-name="ch12" chart:values-cell-range-address="Clusters.E2:Clusters.E8" chart:label-cell-address="Clusters.E1:Clusters.E1" chart:class="chart:line">
            <chart:data-point chart:repeated="7"/>
          </chart:series>
          <chart:series chart:style-name="ch13" chart:values-cell-range-address="Clusters.F2:Clusters.F8" chart:label-cell-address="Clusters.F1:Clusters.F1" chart:class="chart:line">
            <chart:data-point chart:repeated="7"/>
          </chart:series>
          <chart:series chart:style-name="ch14" chart:values-cell-range-address="Clusters.G2:Clusters.G8" chart:label-cell-address="Clusters.G1:Clusters.G1" chart:class="chart:line">
            <chart:data-point chart:repeated="7"/>
          </chart:series>
          <chart:series chart:style-name="ch15" chart:values-cell-range-address="Clusters.H2:Clusters.H8" chart:label-cell-address="Clusters.H1:Clusters.H1" chart:class="chart:line">
            <chart:data-point chart:repeated="7"/>
          </chart:series>
          <chart:series chart:style-name="ch16" chart:values-cell-range-address="Clusters.I2:Clusters.I8" chart:label-cell-address="Clusters.I1:Clusters.I1" chart:class="chart:line">
            <chart:data-point chart:repeated="7"/>
          </chart:series>
          <chart:series chart:style-name="ch17" chart:values-cell-range-address="Clusters.J2:Clusters.J8" chart:label-cell-address="Clusters.J1:Clusters.J1" chart:class="chart:line">
            <chart:data-point chart:repeated="7"/>
          </chart:series>
          <chart:series chart:style-name="ch18" chart:values-cell-range-address="Clusters.K2:Clusters.K8" chart:label-cell-address="Clusters.K1:Clusters.K1" chart:class="chart:line">
            <chart:data-point chart:repeated="7"/>
          </chart:series>
          <chart:series chart:style-name="ch19" chart:values-cell-range-address="Clusters.L2:Clusters.L8" chart:label-cell-address="Clusters.L1:Clusters.L1" chart:class="chart:line">
            <chart:data-point chart:repeated="7"/>
          </chart:series>
          <chart:series chart:style-name="ch20" chart:values-cell-range-address="Clusters.M2:Clusters.M8" chart:label-cell-address="Clusters.M1:Clusters.M1" chart:class="chart:line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HLockCluster2</text:p>
                <draw:g>
                  <svg:desc>Clusters.B1:Clusters.B1</svg:desc>
                </draw:g>
              </table:table-cell>
              <table:table-cell office:value-type="string">
                <text:p>SimpleHLockCluster3</text:p>
                <draw:g>
                  <svg:desc>Clusters.C1:Clusters.C1</svg:desc>
                </draw:g>
              </table:table-cell>
              <table:table-cell office:value-type="string">
                <text:p>SimpleHLockCluster4</text:p>
                <draw:g>
                  <svg:desc>Clusters.D1:Clusters.D1</svg:desc>
                </draw:g>
              </table:table-cell>
              <table:table-cell office:value-type="string">
                <text:p>HBOLock Cluster2</text:p>
                <draw:g>
                  <svg:desc>Clusters.E1:Clusters.E1</svg:desc>
                </draw:g>
              </table:table-cell>
              <table:table-cell office:value-type="string">
                <text:p>HBOLock Cluster3</text:p>
                <draw:g>
                  <svg:desc>Clusters.F1:Clusters.F1</svg:desc>
                </draw:g>
              </table:table-cell>
              <table:table-cell office:value-type="string">
                <text:p>HBOLock Cluster4</text:p>
                <draw:g>
                  <svg:desc>Clusters.G1:Clusters.G1</svg:desc>
                </draw:g>
              </table:table-cell>
              <table:table-cell office:value-type="string">
                <text:p>SpinSleepLock</text:p>
                <draw:g>
                  <svg:desc>Clusters.H1:Clusters.H1</svg:desc>
                </draw:g>
              </table:table-cell>
              <table:table-cell office:value-type="string">
                <text:p>TAS</text:p>
                <draw:g>
                  <svg:desc>Clusters.I1:Clusters.I1</svg:desc>
                </draw:g>
              </table:table-cell>
              <table:table-cell office:value-type="string">
                <text:p>TTAS</text:p>
                <draw:g>
                  <svg:desc>Clusters.J1:Clusters.J1</svg:desc>
                </draw:g>
              </table:table-cell>
              <table:table-cell office:value-type="string">
                <text:p>Backoff</text:p>
                <draw:g>
                  <svg:desc>Clusters.K1:Clusters.K1</svg:desc>
                </draw:g>
              </table:table-cell>
              <table:table-cell office:value-type="string">
                <text:p>CLH</text:p>
                <draw:g>
                  <svg:desc>Clusters.L1:Clusters.L1</svg:desc>
                </draw:g>
              </table:table-cell>
              <table:table-cell office:value-type="string">
                <text:p>MCS</text:p>
                <draw:g>
                  <svg:desc>Clusters.M1:Clusters.M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Clusters.A2:Clusters.A8</svg:desc>
                </draw:g>
              </table:table-cell>
              <table:table-cell office:value-type="float" office:value="1">
                <text:p>1</text:p>
                <draw:g>
                  <svg:desc>Clusters.B2:Clusters.B8</svg:desc>
                </draw:g>
              </table:table-cell>
              <table:table-cell office:value-type="float" office:value="0.75">
                <text:p>0.75</text:p>
                <draw:g>
                  <svg:desc>Clusters.C2:Clusters.C8</svg:desc>
                </draw:g>
              </table:table-cell>
              <table:table-cell office:value-type="float" office:value="0.5">
                <text:p>0.5</text:p>
                <draw:g>
                  <svg:desc>Clusters.D2:Clusters.D8</svg:desc>
                </draw:g>
              </table:table-cell>
              <table:table-cell office:value-type="float" office:value="22.75">
                <text:p>22.75</text:p>
                <draw:g>
                  <svg:desc>Clusters.E2:Clusters.E8</svg:desc>
                </draw:g>
              </table:table-cell>
              <table:table-cell office:value-type="float" office:value="1.75">
                <text:p>1.75</text:p>
                <draw:g>
                  <svg:desc>Clusters.F2:Clusters.F8</svg:desc>
                </draw:g>
              </table:table-cell>
              <table:table-cell office:value-type="float" office:value="24.25">
                <text:p>24.25</text:p>
                <draw:g>
                  <svg:desc>Clusters.G2:Clusters.G8</svg:desc>
                </draw:g>
              </table:table-cell>
              <table:table-cell office:value-type="float" office:value="0.5">
                <text:p>0.5</text:p>
                <draw:g>
                  <svg:desc>Clusters.H2:Clusters.H8</svg:desc>
                </draw:g>
              </table:table-cell>
              <table:table-cell office:value-type="float" office:value="0">
                <text:p>0</text:p>
                <draw:g>
                  <svg:desc>Clusters.I2:Clusters.I8</svg:desc>
                </draw:g>
              </table:table-cell>
              <table:table-cell office:value-type="float" office:value="0.25">
                <text:p>0.25</text:p>
                <draw:g>
                  <svg:desc>Clusters.J2:Clusters.J8</svg:desc>
                </draw:g>
              </table:table-cell>
              <table:table-cell office:value-type="float" office:value="0.25">
                <text:p>0.25</text:p>
                <draw:g>
                  <svg:desc>Clusters.K2:Clusters.K8</svg:desc>
                </draw:g>
              </table:table-cell>
              <table:table-cell office:value-type="float" office:value="0.25">
                <text:p>0.25</text:p>
                <draw:g>
                  <svg:desc>Clusters.L2:Clusters.L8</svg:desc>
                </draw:g>
              </table:table-cell>
              <table:table-cell office:value-type="float" office:value="0.5">
                <text:p>0.5</text:p>
                <draw:g>
                  <svg:desc>Clusters.M2:Clusters.M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29.5">
                <text:p>29.5</text:p>
              </table:table-cell>
              <table:table-cell office:value-type="float" office:value="38.5">
                <text:p>38.5</text:p>
              </table:table-cell>
              <table:table-cell office:value-type="float" office:value="38.5">
                <text:p>38.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14.5">
                <text:p>14.5</text:p>
              </table:table-cell>
              <table:table-cell office:value-type="float" office:value="25.75">
                <text:p>25.75</text:p>
              </table:table-cell>
              <table:table-cell office:value-type="float" office:value="24.5">
                <text:p>24.5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.75">
                <text:p>3.75</text:p>
              </table:table-cell>
              <table:table-cell office:value-type="float" office:value="13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3.5">
                <text:p>13.5</text:p>
              </table:table-cell>
              <table:table-cell office:value-type="float" office:value="2.75">
                <text:p>2.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5">
                <text:p>2.2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  <table:table-cell office:value-type="float" office:value="6.75">
                <text:p>6.75</text:p>
              </table:table-cell>
              <table:table-cell office:value-type="float" office:value="5.75">
                <text:p>5.7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2.5">
                <text:p>12.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3.75">
                <text:p>3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  <table:table-cell office:value-type="float" office:value="11">
                <text:p>11</text:p>
              </table:table-cell>
              <table:table-cell office:value-type="float" office:value="7.75">
                <text:p>7.75</text:p>
              </table:table-cell>
              <table:table-cell office:value-type="float" office:value="1.25">
                <text:p>1.25</text:p>
              </table:table-cell>
              <table:table-cell office:value-type="float" office:value="8.75">
                <text:p>8.75</text:p>
              </table:table-cell>
              <table:table-cell office:value-type="float" office:value="2.75">
                <text:p>2.75</text:p>
              </table:table-cell>
              <table:table-cell office:value-type="float" office:value="29.75">
                <text:p>29.75</text:p>
              </table:table-cell>
              <table:table-cell office:value-type="float" office:value="2.75">
                <text:p>2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  <table:table-cell office:value-type="float" office:value="13.25">
                <text:p>13.25</text:p>
              </table:table-cell>
              <table:table-cell office:value-type="float" office:value="5.75">
                <text:p>5.75</text:p>
              </table:table-cell>
              <table:table-cell office:value-type="float" office:value="5.25">
                <text:p>5.25</text:p>
              </table:table-cell>
              <table:table-cell office:value-type="float" office:value="3.25">
                <text:p>3.25</text:p>
              </table:table-cell>
              <table:table-cell office:value-type="float" office:value="1">
                <text:p>1</text:p>
              </table:table-cell>
              <table:table-cell office:value-type="float" office:value="6.25">
                <text:p>6.2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